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EventDto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Dto.getEv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Dto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EventDto.setEventList( ArrayList &lt; IEvent &gt; ev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EventDt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